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5.8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3.9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1.1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7.1cm"/>
    </style:style>
    <style:style style:name="gr8" style:family="graphic" style:parent-style-name="standard">
      <style:graphic-properties draw:fill-color="#ffdaa2" draw:textarea-horizontal-align="justify" draw:textarea-vertical-align="middle" draw:auto-grow-height="false" fo:min-height="0.812cm" fo:min-width="2.612cm"/>
    </style:style>
    <style:style style:name="gr9" style:family="graphic" style:parent-style-name="standard">
      <style:graphic-properties draw:fill-color="#ffdaa2" draw:textarea-horizontal-align="justify" draw:textarea-vertical-align="middle" draw:auto-grow-height="false" fo:min-height="0.812cm" fo:min-width="3.744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0.924cm" fo:min-width="3.074cm"/>
    </style:style>
    <style:style style:name="gr11" style:family="graphic" style:parent-style-name="standard">
      <style:graphic-properties draw:fill-color="#e0efd4" draw:textarea-horizontal-align="justify" draw:textarea-vertical-align="middle" draw:auto-grow-height="false" fo:min-height="0.924cm" fo:min-width="6.374cm"/>
    </style:style>
    <style:style style:name="gr12" style:family="graphic" style:parent-style-name="standard">
      <style:graphic-properties draw:fill-color="#ffdaa2" draw:textarea-horizontal-align="justify" draw:textarea-vertical-align="middle" draw:auto-grow-height="false" fo:min-height="0.67cm" fo:min-width="3.744cm"/>
    </style:style>
    <style:style style:name="gr13" style:family="graphic" style:parent-style-name="standard">
      <style:graphic-properties draw:fill-color="#fffbcc" draw:textarea-horizontal-align="justify" draw:textarea-vertical-align="middle" draw:auto-grow-height="false" fo:min-height="0.669cm" fo:min-width="2.469cm"/>
    </style:style>
    <style:style style:name="gr14" style:family="graphic" style:parent-style-name="standard">
      <style:graphic-properties draw:fill-color="#fffbcc" draw:textarea-horizontal-align="justify" draw:textarea-vertical-align="middle" draw:auto-grow-height="false" fo:min-height="0.669cm" fo:min-width="3.177cm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0.74cm" fo:min-width="3.744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0.669cm" fo:min-width="3.488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0.669cm" fo:min-width="5.582cm"/>
    </style:style>
    <style:style style:name="gr18" style:family="graphic" style:parent-style-name="standard">
      <style:graphic-properties draw:fill-color="#ffdaa2" draw:textarea-horizontal-align="justify" draw:textarea-vertical-align="middle" draw:auto-grow-height="false" fo:min-height="0.67cm" fo:min-width="4.522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0.669cm" fo:min-width="6.714cm"/>
    </style:style>
    <style:style style:name="gr20" style:family="graphic" style:parent-style-name="standard">
      <style:graphic-properties draw:fill-color="#ffdaa2" draw:textarea-horizontal-align="justify" draw:textarea-vertical-align="middle" draw:auto-grow-height="false" fo:min-height="0.952cm" fo:min-width="4.804cm"/>
    </style:style>
    <style:style style:name="gr21" style:family="graphic" style:parent-style-name="standard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45cm" fo:min-width="7.8cm"/>
    </style:style>
    <style:style style:name="gr23" style:family="graphic" style:parent-style-name="standard">
      <style:graphic-properties draw:textarea-horizontal-align="justify" draw:textarea-vertical-align="middle" draw:auto-grow-height="false" fo:min-height="1.35cm" fo:min-width="9.5cm"/>
    </style:style>
    <style:style style:name="gr24" style:family="graphic" style:parent-style-name="standard">
      <style:graphic-properties draw:fill-color="#ffdaa2" draw:textarea-horizontal-align="justify" draw:textarea-vertical-align="middle" draw:auto-grow-height="false" fo:min-height="2.013cm" fo:min-width="7.42cm"/>
    </style:style>
    <style:style style:name="gr25" style:family="graphic" style:parent-style-name="standard">
      <style:graphic-properties draw:fill-color="#e0efd4" draw:textarea-horizontal-align="justify" draw:textarea-vertical-align="middle" draw:auto-grow-height="false" fo:min-height="2.459cm" fo:min-width="8.108cm"/>
    </style:style>
    <style:style style:name="gr26" style:family="graphic" style:parent-style-name="standard">
      <style:graphic-properties draw:fill-color="#fffbcc" draw:textarea-horizontal-align="justify" draw:textarea-vertical-align="middle" draw:auto-grow-height="false" fo:min-height="1.518cm" fo:min-width="6.925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true" fo:min-height="0cm" fo:min-width="0cm"/>
    </style:style>
    <style:style style:name="gr28" style:family="graphic" style:parent-style-name="standard" style:list-style-name="L3">
      <style:graphic-properties draw:fill-color="#fffbcc" draw:textarea-horizontal-align="justify" draw:textarea-vertical-align="middle" draw:auto-grow-height="true" fo:min-height="0cm" fo:min-width="0cm"/>
    </style:style>
    <style:style style:name="gr29" style:family="graphic" style:parent-style-name="standard" style:list-style-name="L3">
      <style:graphic-properties draw:fill-color="#ffdaa2" draw:textarea-horizontal-align="justify" draw:textarea-vertical-align="middle" draw:auto-grow-height="true" fo:min-height="0cm" fo:min-width="0cm"/>
    </style:style>
    <style:style style:name="gr30" style:family="graphic" style:parent-style-name="standard" style:list-style-name="L3">
      <style:graphic-properties draw:fill-color="#e0efd4" draw:textarea-horizontal-align="justify" draw:textarea-vertical-align="middle" draw:auto-grow-height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dfcce4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daa2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e0efd4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fbcc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>
        <style:tab-stops/>
      </style:paragraph-properties>
      <style:text-properties fo:font-size="12pt"/>
    </style:style>
    <style:style style:name="P12" style:family="paragraph">
      <style:paragraph-properties fo:text-align="start"/>
      <style:text-properties fo:font-size="12pt"/>
    </style:style>
    <style:style style:name="P13" style:family="paragraph">
      <style:paragraph-properties fo:margin-left="0cm" fo:margin-right="0cm" fo:margin-top="0.1cm" fo:margin-bottom="0.1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start">
        <style:tab-stops/>
      </style:paragraph-properties>
      <style:text-properties fo:font-size="18pt"/>
    </style:style>
    <style:style style:name="P15" style:family="paragraph">
      <loext:graphic-properties draw:fill-color="#fffbcc"/>
      <style:paragraph-properties fo:margin-left="0cm" fo:margin-right="0cm" fo:margin-top="0.1cm" fo:margin-bottom="0.1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daa2"/>
      <style:paragraph-properties fo:margin-left="0cm" fo:margin-right="0cm" fo:margin-top="0.1cm" fo:margin-bottom="0.1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e0efd4"/>
      <style:paragraph-properties fo:margin-left="0cm" fo:margin-right="0cm" fo:margin-top="0.1cm" fo:margin-bottom="0.1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CU data" draw:style-name="dp1" draw:master-page-name="Default">
        <draw:line draw:style-name="gr1" draw:text-style-name="P1" draw:layer="layout" svg:x1="9.9cm" svg:y1="10.3cm" svg:x2="20.9cm" svg:y2="16.1cm">
          <text:p/>
        </draw:line>
        <draw:line draw:style-name="gr2" draw:text-style-name="P1" draw:layer="layout" svg:x1="11.2cm" svg:y1="5.9cm" svg:x2="20.6cm" svg:y2="18.9cm">
          <text:p/>
        </draw:line>
        <draw:line draw:style-name="gr2" draw:text-style-name="P1" draw:layer="layout" svg:x1="23.6cm" svg:y1="6cm" svg:x2="21.8cm" svg:y2="19cm">
          <text:p/>
        </draw:line>
        <draw:line draw:style-name="gr1" draw:text-style-name="P1" draw:layer="layout" svg:x1="6.7cm" svg:y1="7.6cm" svg:x2="7.5cm" svg:y2="16.3cm">
          <text:p/>
        </draw:line>
        <draw:line draw:style-name="gr1" draw:text-style-name="P1" draw:layer="layout" svg:x1="7.7cm" svg:y1="10.8cm" svg:x2="7.9cm" svg:y2="16.3cm">
          <text:p/>
        </draw:line>
        <draw:line draw:style-name="gr1" draw:text-style-name="P1" draw:layer="layout" svg:x1="24.7cm" svg:y1="6.1cm" svg:x2="23.1cm" svg:y2="16cm">
          <text:p/>
        </draw:line>
        <draw:line draw:style-name="gr1" draw:text-style-name="P1" draw:layer="layout" svg:x1="20.9cm" svg:y1="5.6cm" svg:x2="10.1cm" svg:y2="16.7cm">
          <text:p/>
        </draw:line>
        <draw:line draw:style-name="gr1" draw:text-style-name="P1" draw:layer="layout" svg:x1="9.6cm" svg:y1="6cm" svg:x2="8.4cm" svg:y2="16.3cm">
          <text:p/>
        </draw:line>
        <draw:custom-shape draw:style-name="gr3" draw:text-style-name="P2" draw:layer="layout" svg:width="5.5cm" svg:height="1.9cm" svg:x="13.6cm" svg:y="1.3cm">
          <text:p text:style-name="P2"><text:span text:style-name="T1">Metrics time series </text:span></text:p>
          <text:p text:style-name="P2"><text:span text:style-name="T2">(METRICS_FILE_BY_CU.cs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cm" svg:height="1.9cm" svg:x="20.3cm" svg:y="1.3cm">
          <text:p text:style-name="P2"><text:span text:style-name="T1">CU time series</text:span></text:p>
          <text:p text:style-name="P2"><text:span text:style-name="T2">(MERGED_FLAT_FILE_BY_CU.cs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cm" svg:height="2.1cm" svg:x="2.2cm" svg:y="3.8cm">
          <text:p text:style-name="P2"><text:span text:style-name="T1">CU attributes </text:span></text:p>
          <text:p text:style-name="P2"><text:span text:style-name="T3">(CULookup.csv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.4cm" svg:x="1.6cm" svg:y="1.3cm">
          <text:p text:style-name="P2"><text:span text:style-name="T1">CU attribute information </text:span></text:p>
          <text:p text:style-name="P2"><text:span text:style-name="T1">(various sources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cm" svg:height="1.7cm" svg:x="1.3cm" svg:y="11.5cm">
          <text:p text:style-name="P2"><text:span text:style-name="T1">CU boundaries </text:span></text:p>
          <text:p text:style-name="P2"><text:span text:style-name="T2">(All_Species_CU_Boundaries_Fraser.gpkg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cm" svg:height="1.5cm" svg:x="11.3cm" svg:y="11.4cm">
          <text:p text:style-name="P4"><text:span text:style-name="T1">data.filtered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6cm" svg:height="1.5cm" svg:x="7.9cm" svg:y="7.1cm">
          <text:p text:style-name="P4"><text:span text:style-name="T1">data.CU.Lookup.filtered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3.7cm" svg:height="1.3cm" svg:x="6cm" svg:y="16.6cm">
          <text:p text:style-name="P6"><text:span text:style-name="T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7cm" svg:height="1.3cm" svg:x="20.3cm" svg:y="16.4cm">
          <text:p text:style-name="P6"><text:span text:style-name="T4">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7cm" svg:height="1.3cm" svg:x="18.7cm" svg:y="19.2cm">
          <text:p text:style-name="P6"><text:span text:style-name="T4">Time series &amp; statu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7cm" svg:height="1.3cm" svg:x="4.8cm" svg:y="18.7cm">
          <text:p text:style-name="P6"><text:span text:style-name="T4">Parallel Coordin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7cm" svg:height="1.3cm" svg:x="12.3cm" svg:y="15.7cm">
          <text:p text:style-name="P6"><text:span text:style-name="T4">Histogram 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cm" svg:height="1.3cm" svg:x="4.2cm" svg:y="9.2cm">
          <text:p text:style-name="P4"><text:span text:style-name="T1">data.currentCU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8cm" svg:y1="4.7cm" svg:x2="7.7cm" svg:y2="4.9cm">
          <text:p/>
        </draw:line>
        <draw:line draw:style-name="gr1" draw:text-style-name="P1" draw:layer="layout" svg:x1="4.3cm" svg:y1="2.8cm" svg:x2="4.3cm" svg:y2="3.7cm">
          <text:p/>
        </draw:line>
        <draw:line draw:style-name="gr1" draw:text-style-name="P1" draw:layer="layout" svg:x1="16.5cm" svg:y1="3.4cm" svg:x2="16.5cm" svg:y2="4.1cm">
          <text:p/>
        </draw:line>
        <draw:line draw:style-name="gr1" draw:text-style-name="P1" draw:layer="layout" svg:x1="8.2cm" svg:y1="8.4cm" svg:x2="7.3cm" svg:y2="9.1cm">
          <text:p/>
        </draw:line>
        <draw:line draw:style-name="gr1" draw:text-style-name="P1" draw:layer="layout" svg:x1="4.8cm" svg:y1="13.4cm" svg:x2="4.8cm" svg:y2="14.2cm">
          <text:p/>
        </draw:line>
        <draw:custom-shape draw:style-name="gr13" draw:text-style-name="P8" draw:layer="layout" svg:width="4.199cm" svg:height="1.299cm" svg:x="8.001cm" svg:y="4.501cm">
          <text:p text:style-name="P4"><text:span text:style-name="T1">data.CU.Look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199cm" svg:height="1.299cm" svg:x="13.9cm" svg:y="4.201cm">
          <text:p text:style-name="P4"><text:span text:style-name="T1">data.CU.MetricSer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6cm" svg:height="1.4cm" svg:x="1.8cm" svg:y="14.3cm">
          <text:p text:style-name="P4"><text:span text:style-name="T1">data.CU.Spatial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15.8cm" svg:x2="7.3cm" svg:y2="16.4cm">
          <text:p/>
        </draw:line>
        <draw:line draw:style-name="gr1" draw:text-style-name="P1" draw:layer="layout" svg:x1="10.2cm" svg:y1="6cm" svg:x2="10.2cm" svg:y2="6.9cm">
          <text:p/>
        </draw:line>
        <draw:line draw:style-name="gr1" draw:text-style-name="P1" draw:layer="layout" svg:x1="16.8cm" svg:y1="6.2cm" svg:x2="16.8cm" svg:y2="7.1cm">
          <text:p/>
        </draw:line>
        <draw:custom-shape draw:style-name="gr16" draw:text-style-name="P8" draw:layer="layout" svg:width="5.64cm" svg:height="1.299cm" svg:x="20.7cm" svg:y="4.6cm">
          <text:p text:style-name="P4"><text:span text:style-name="T1">data.CU.TimeSer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7cm" svg:y1="3.5cm" svg:x2="23.7cm" svg:y2="4.4cm">
          <text:p/>
        </draw:line>
        <draw:custom-shape draw:style-name="gr17" draw:text-style-name="P8" draw:layer="layout" svg:width="8.6cm" svg:height="1.299cm" svg:x="15.1cm" svg:y="5.8cm">
          <text:p text:style-name="P4"><text:span text:style-name="T1">data.CU.MetricsSeries.MetricNa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8.6cm" svg:height="1.299cm" svg:x="16.3cm" svg:y="10.101cm">
          <text:p text:style-name="P4"><text:span text:style-name="T1">data.CU.Metrics.Ye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4.199cm" svg:height="1.299cm" svg:x="12.401cm" svg:y="9cm">
          <text:p text:style-name="P4"><text:span text:style-name="T1">data.CU.Metr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7cm" svg:y1="5.2cm" svg:x2="19.2cm" svg:y2="5.7cm">
          <text:p/>
        </draw:line>
        <draw:line draw:style-name="gr1" draw:text-style-name="P1" draw:layer="layout" svg:x1="16.6cm" svg:y1="9.9cm" svg:x2="17.4cm" svg:y2="10.3cm">
          <text:p/>
        </draw:line>
        <draw:line draw:style-name="gr1" draw:text-style-name="P1" draw:layer="layout" svg:x1="14.7cm" svg:y1="5.5cm" svg:x2="14.5cm" svg:y2="8.8cm">
          <text:p/>
        </draw:line>
        <draw:line draw:style-name="gr1" draw:text-style-name="P1" draw:layer="layout" svg:x1="14.4cm" svg:y1="10.4cm" svg:x2="14.1cm" svg:y2="11.2cm">
          <text:p/>
        </draw:line>
        <draw:custom-shape draw:style-name="gr18" draw:text-style-name="P5" draw:layer="layout" svg:width="7.1cm" svg:height="1.3cm" svg:x="12cm" svg:y="17.8cm">
          <text:p text:style-name="P4"><text:span text:style-name="T1">data.currentSelection[[‘CUs’]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cm" svg:y1="9cm" svg:x2="9cm" svg:y2="16.3cm">
          <text:p/>
        </draw:line>
        <draw:line draw:style-name="gr1" draw:text-style-name="P1" draw:layer="layout" svg:x1="15.6cm" svg:y1="12.8cm" svg:x2="21.6cm" svg:y2="16cm">
          <text:p/>
        </draw:line>
        <draw:line draw:style-name="gr1" draw:text-style-name="P1" draw:layer="layout" svg:x1="13.1cm" svg:y1="13.1cm" svg:x2="10.4cm" svg:y2="18.5cm">
          <text:p/>
        </draw:line>
        <draw:line draw:style-name="gr1" draw:text-style-name="P1" draw:layer="layout" svg:x1="12.3cm" svg:y1="13cm" svg:x2="9.6cm" svg:y2="16.4cm">
          <text:p/>
        </draw:line>
        <draw:line draw:style-name="gr1" draw:text-style-name="P1" draw:layer="layout" svg:x1="14.4cm" svg:y1="13.2cm" svg:x2="15.4cm" svg:y2="15.4cm">
          <text:p/>
        </draw:line>
        <draw:line draw:style-name="gr1" draw:text-style-name="P1" draw:layer="layout" svg:x1="12.3cm" svg:y1="17.8cm" svg:x2="9.9cm" svg:y2="17.2cm">
          <text:p/>
        </draw:line>
        <draw:line draw:style-name="gr1" draw:text-style-name="P1" draw:layer="layout" svg:x1="12.7cm" svg:y1="19.1cm" svg:x2="11.8cm" svg:y2="19.4cm">
          <text:p/>
        </draw:line>
        <draw:line draw:style-name="gr1" draw:text-style-name="P1" draw:layer="layout" svg:x1="15.7cm" svg:y1="17.7cm" svg:x2="15.7cm" svg:y2="17.1cm">
          <text:p/>
        </draw:line>
        <draw:line draw:style-name="gr1" draw:text-style-name="P1" draw:layer="layout" svg:x1="19.3cm" svg:y1="18.1cm" svg:x2="20.1cm" svg:y2="17.7cm">
          <text:p/>
        </draw:line>
        <draw:line draw:style-name="gr1" draw:text-style-name="P1" draw:layer="layout" svg:x1="19.4cm" svg:y1="18.6cm" svg:x2="20.1cm" svg:y2="19cm">
          <text:p/>
        </draw:line>
        <draw:custom-shape draw:style-name="gr19" draw:text-style-name="P8" draw:layer="layout" svg:width="10.2cm" svg:height="1.299cm" svg:x="14.9cm" svg:y="7.8cm">
          <text:p text:style-name="P4"><text:span text:style-name="T1">data.CU.MetricsSeries.StatusMetricNa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cm" svg:y1="7.1cm" svg:x2="19.5cm" svg:y2="7.8cm">
          <text:p/>
        </draw:line>
        <draw:custom-shape draw:style-name="gr13" draw:text-style-name="P8" draw:layer="layout" svg:width="4.199cm" svg:height="1.299cm" svg:x="4.8cm" svg:y="6.101cm">
          <text:p text:style-name="P4"><text:span text:style-name="T1">data.C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cm" svg:y1="5.7cm" svg:x2="8.1cm" svg:y2="6.1cm">
          <text:p/>
        </draw:line>
        <draw:line draw:style-name="gr2" draw:text-style-name="P1" draw:layer="layout" svg:x1="15.5cm" svg:y1="10.5cm" svg:x2="21.3cm" svg:y2="19cm">
          <text:p/>
        </draw:line>
      </draw:page>
      <draw:page draw:name="Site data" draw:style-name="dp1" draw:master-page-name="Default">
        <draw:line draw:style-name="gr2" draw:text-style-name="P1" draw:layer="layout" svg:x1="10.765cm" svg:y1="5.967cm" svg:x2="19.5cm" svg:y2="18.8cm">
          <text:p/>
        </draw:line>
        <draw:line draw:style-name="gr2" draw:text-style-name="P1" draw:layer="layout" svg:x1="20.7cm" svg:y1="6.7cm" svg:x2="20.9cm" svg:y2="18.7cm">
          <text:p/>
        </draw:line>
        <draw:line draw:style-name="gr1" draw:text-style-name="P1" draw:layer="layout" svg:x1="6.6cm" svg:y1="7.5cm" svg:x2="7.2cm" svg:y2="15cm">
          <text:p/>
        </draw:line>
        <draw:line draw:style-name="gr1" draw:text-style-name="P1" draw:layer="layout" svg:x1="7.7cm" svg:y1="10.7cm" svg:x2="7.8cm" svg:y2="15cm">
          <text:p/>
        </draw:line>
        <draw:line draw:style-name="gr1" draw:text-style-name="P1" draw:layer="layout" svg:x1="20.1cm" svg:y1="6.8cm" svg:x2="20.1cm" svg:y2="15cm">
          <text:p/>
        </draw:line>
        <draw:line draw:style-name="gr1" draw:text-style-name="P1" draw:layer="layout" svg:x1="9.8cm" svg:y1="5.9cm" svg:x2="8.6cm" svg:y2="15cm">
          <text:p/>
        </draw:line>
        <draw:custom-shape draw:style-name="gr4" draw:text-style-name="P2" draw:layer="layout" svg:width="6.3cm" svg:height="1.9cm" svg:x="16.8cm" svg:y="2cm">
          <text:p text:style-name="P2"><text:span text:style-name="T1">Pop time series</text:span></text:p>
          <text:p text:style-name="P2"><text:span text:style-name="T2">(MERGED_FLAT_FILE_BY_POP.cs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cm" svg:height="2.1cm" svg:x="2.2cm" svg:y="3.801cm">
          <text:p text:style-name="P2"><text:span text:style-name="T1">Site attributes </text:span></text:p>
          <text:p text:style-name="P2"><text:span text:style-name="T3">(PopLookup.csv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.4cm" svg:x="1.6cm" svg:y="1.301cm">
          <text:p text:style-name="P2"><text:span text:style-name="T1">Site attribute information </text:span></text:p>
          <text:p text:style-name="P2"><text:span text:style-name="T1">(various sources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cm" svg:height="1.5cm" svg:x="7.7cm" svg:y="7.101cm">
          <text:p text:style-name="P4"><text:span text:style-name="T1">data.Pop.Lookup.filtered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3.7cm" svg:height="1.3cm" svg:x="6.3cm" svg:y="15.3cm">
          <text:p text:style-name="P6"><text:span text:style-name="T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7cm" svg:height="1.3cm" svg:x="18.3cm" svg:y="15.4cm">
          <text:p text:style-name="P6"><text:span text:style-name="T4">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7cm" svg:height="1.3cm" svg:x="18.4cm" svg:y="19.001cm">
          <text:p text:style-name="P6"><text:span text:style-name="T4">Time series &amp; statu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cm" svg:height="1.3cm" svg:x="4.2cm" svg:y="9.201cm">
          <text:p text:style-name="P4"><text:span text:style-name="T1">data.currentPop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8cm" svg:y1="4.701cm" svg:x2="8.2cm" svg:y2="4.9cm">
          <text:p/>
        </draw:line>
        <draw:line draw:style-name="gr1" draw:text-style-name="P1" draw:layer="layout" svg:x1="4.3cm" svg:y1="2.801cm" svg:x2="4.3cm" svg:y2="3.701cm">
          <text:p/>
        </draw:line>
        <draw:line draw:style-name="gr1" draw:text-style-name="P1" draw:layer="layout" svg:x1="8.2cm" svg:y1="8.401cm" svg:x2="7.3cm" svg:y2="9.101cm">
          <text:p/>
        </draw:line>
        <draw:custom-shape draw:style-name="gr13" draw:text-style-name="P8" draw:layer="layout" svg:width="4.199cm" svg:height="1.299cm" svg:x="8.501cm" svg:y="4.401cm">
          <text:p text:style-name="P4"><text:span text:style-name="T1">data.Pop.Look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5cm" svg:y1="5.8cm" svg:x2="10.5cm" svg:y2="6.901cm">
          <text:p/>
        </draw:line>
        <draw:custom-shape draw:style-name="gr16" draw:text-style-name="P8" draw:layer="layout" svg:width="5.64cm" svg:height="1.299cm" svg:x="17cm" svg:y="5.201cm">
          <text:p text:style-name="P4"><text:span text:style-name="T1">data.Pop.TimeSer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4.2cm" svg:x2="20.1cm" svg:y2="5.1cm">
          <text:p/>
        </draw:line>
        <draw:custom-shape draw:style-name="gr20" draw:text-style-name="P5" draw:layer="layout" svg:width="7.5cm" svg:height="1.7cm" svg:x="11cm" svg:y="17cm">
          <text:p text:style-name="P4"><text:span text:style-name="T1">data.currentSelection[[‘Pops’]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cm" svg:y1="8.701cm" svg:x2="9.3cm" svg:y2="15.1cm">
          <text:p/>
        </draw:line>
        <draw:line draw:style-name="gr1" draw:text-style-name="P1" draw:layer="layout" svg:x1="12.4cm" svg:y1="17.1cm" svg:x2="10.2cm" svg:y2="16.4cm">
          <text:p/>
        </draw:line>
        <draw:line draw:style-name="gr1" draw:text-style-name="P1" draw:layer="layout" svg:x1="17.2cm" svg:y1="17cm" svg:x2="18.2cm" svg:y2="16.5cm">
          <text:p/>
        </draw:line>
        <draw:line draw:style-name="gr1" draw:text-style-name="P1" draw:layer="layout" svg:x1="17.5cm" svg:y1="18.7cm" svg:x2="18.2cm" svg:y2="19.1cm">
          <text:p/>
        </draw:line>
        <draw:line draw:style-name="gr1" draw:text-style-name="P1" draw:layer="layout" svg:x1="13.3cm" svg:y1="8.5cm" svg:x2="18.9cm" svg:y2="15cm">
          <text:p/>
        </draw:line>
        <draw:custom-shape draw:style-name="gr13" draw:text-style-name="P8" draw:layer="layout" svg:width="4.199cm" svg:height="1.299cm" svg:x="4.8cm" svg:y="6.089cm">
          <text:p text:style-name="P4"><text:span text:style-name="T1">data.Po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cm" svg:y1="5.4cm" svg:x2="8.1cm" svg:y2="6.088cm">
          <text:p/>
        </draw:line>
        <draw:line draw:style-name="gr1" draw:text-style-name="P1" draw:layer="layout" svg:x1="10.2cm" svg:y1="10.2cm" svg:x2="18.3cm" svg:y2="15.2cm">
          <text:p/>
        </draw:line>
      </draw:page>
      <draw:page draw:name="Stream data" draw:style-name="dp1" draw:master-page-name="Default">
        <draw:line draw:style-name="gr21" draw:text-style-name="P1" draw:layer="layout" svg:x1="10.6cm" svg:y1="8cm" svg:x2="13.5cm" svg:y2="16cm">
          <text:p/>
        </draw:line>
        <draw:custom-shape draw:style-name="gr22" draw:text-style-name="P2" draw:layer="layout" svg:width="8.3cm" svg:height="1.7cm" svg:x="6.1cm" svg:y="3.8cm">
          <text:p text:style-name="P9"><text:span text:style-name="T1">Stream network</text:span></text:p>
          <text:p text:style-name="P9"><text:span text:style-name="T3">(StreamNetwork_Fraser.gpkg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7cm" svg:height="1.3cm" svg:x="12cm" svg:y="16.3cm">
          <text:p text:style-name="P6"><text:span text:style-name="T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9.1cm" svg:y1="7.9cm" svg:x2="15.4cm" svg:y2="15.9cm">
          <text:p/>
        </draw:line>
        <draw:custom-shape draw:style-name="gr15" draw:text-style-name="P8" draw:layer="layout" svg:width="6cm" svg:height="1.4cm" svg:x="7.2cm" svg:y="6.3cm">
          <text:p text:style-name="P4"><text:span text:style-name="T1">data.Stre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9cm" svg:y1="10cm" svg:x2="12.3cm" svg:y2="16cm">
          <text:p/>
        </draw:line>
        <draw:custom-shape draw:style-name="gr22" draw:text-style-name="P2" draw:layer="layout" svg:width="8.3cm" svg:height="1.7cm" svg:x="14.9cm" svg:y="3.8cm">
          <text:p text:style-name="P9"><text:span text:style-name="T1">Extended stream network</text:span></text:p>
          <text:p text:style-name="P9"><text:span text:style-name="T3">(StreamNetwork_Fraser_extended.gpkg)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cm" svg:height="1.4cm" svg:x="16cm" svg:y="6.3cm">
          <text:p text:style-name="P4"><text:span text:style-name="T1">data.Streams.Ext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6cm" svg:height="1.4cm" svg:x="4.1cm" svg:y="8.5cm">
          <text:p text:style-name="P4"><text:span text:style-name="T1">data.Watershe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4cm" svg:y1="7.9cm" svg:x2="8.9cm" svg:y2="8.5cm">
          <text:p/>
        </draw:line>
      </draw:page>
      <draw:page draw:name="Components" draw:style-name="dp1" draw:master-page-name="Default">
        <draw:custom-shape draw:style-name="gr23" draw:text-style-name="P2" draw:layer="layout" svg:width="10cm" svg:height="1.6cm" svg:x="1.8cm" svg:y="3.6cm">
          <text:p text:style-name="P2"><text:span text:style-name="T1">Input file 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2cm" svg:height="3.199cm" svg:x="1.2cm" svg:y="12.701cm">
          <text:p text:style-name="P4"><text:span text:style-name="T1">Reactive shared data structure</text:span></text:p>
          <text:p text:style-name="P4"><text:span text:style-name="T1">available to all modules</text:span></text:p>
          <text:p text:style-name="P4"><text:span text:style-name="T1">(filtered datasets and current selec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8.9cm" svg:height="3.001cm" svg:x="2.3cm" svg:y="16.899cm">
          <text:p text:style-name="P6"><text:span text:style-name="T4">Module </text:span></text:p>
          <text:p text:style-name="P6"><text:span text:style-name="T4">(functional component in the ap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0.499cm" svg:height="2.5cm" svg:x="1.501cm" svg:y="8.7cm">
          <text:p text:style-name="P4"><text:span text:style-name="T1">Global data structure </text:span></text:p>
          <text:p text:style-name="P4"><text:span text:style-name="T3">(created at startup of shiny server </text:span></text:p>
          <text:p text:style-name="P4"><text:span text:style-name="T3">and available to all modules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12.946cm" svg:height="6.521cm" svg:x="12.954cm" svg:y="1.179cm">
          <text:p text:style-name="P10"><text:span text:style-name="T5">Input Files (located in data directory)</text:span></text:p>
          <text:p text:style-name="P11"><text:span text:style-name="T3">From SoS database:</text:span></text:p>
          <text:list text:style-name="L3">
            <text:list-item>
              <text:p text:style-name="P11"><text:span text:style-name="T6">METRICS_FILE_BY_CU.csv</text:span><text:span text:style-name="T2">: CU metrics data</text:span></text:p>
            </text:list-item>
            <text:list-item>
              <text:p text:style-name="P11"><text:span text:style-name="T6">MERGED_FLAT_FILE_BY_CU.csv</text:span><text:span text:style-name="T2">: CU time series data</text:span></text:p>
            </text:list-item>
            <text:list-item>
              <text:p text:style-name="P11"><text:span text:style-name="T6">MERGED_FLAT_FILE_BY_POP.csv</text:span><text:span text:style-name="T2">: Pop time series data</text:span></text:p>
            </text:list-item>
          </text:list>
          <text:p text:style-name="P11"><text:span text:style-name="T3"/></text:p>
          <text:p text:style-name="P11"><text:span text:style-name="T3">Spatial data:</text:span></text:p>
          <text:list text:continue-numbering="true" text:style-name="L3">
            <text:list-item>
              <text:p text:style-name="P11"><text:span text:style-name="T6">All_Species_CU_Boundaries_Fraser.gpkg</text:span><text:span text:style-name="T2">: Cu boundary polygons</text:span></text:p>
            </text:list-item>
            <text:list-item>
              <text:p text:style-name="P11"><text:span text:style-name="T6">StreamNetwork_Fraser.gpkg</text:span><text:span text:style-name="T2">: Stream segments with CU and site info</text:span></text:p>
            </text:list-item>
            <text:list-item>
              <text:p text:style-name="P11"><text:span text:style-name="T6">StreamNetwork_Fraser_extended.gpkg</text:span><text:span text:style-name="T2">: segments extended upstream</text:span></text:p>
              <text:p text:style-name="P11"><text:span text:style-name="T3"/></text:p>
            </text:list-item>
          </text:list>
          <text:p text:style-name="P11"><text:span text:style-name="T3">Lookup files:</text:span></text:p>
          <text:list text:continue-numbering="true" text:style-name="L3">
            <text:list-item>
              <text:p text:style-name="P11"><text:span text:style-name="T6">CULookup.csv</text:span><text:span text:style-name="T2">: matching of CU_IDs across input files &amp; CU attributes</text:span></text:p>
            </text:list-item>
            <text:list-item>
              <text:p text:style-name="P12"><text:span text:style-name="T6">PopLookup.csv:</text:span><text:span text:style-name="T2"> matching of Pop IDs across input files &amp; site attribut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2.761cm" svg:height="5.006cm" svg:x="12.939cm" svg:y="7.806cm">
          <text:p text:style-name="P13"><text:span text:style-name="T7">Global Data Structures (defined in Global.R)</text:span></text:p>
          <text:list text:style-name="L3">
            <text:list-item>
              <text:p text:style-name="P14"><text:span text:style-name="T6">data.CU.Lookup</text:span><text:span text:style-name="T2">: CU attribute table </text:span></text:p>
            </text:list-item>
            <text:list-item>
              <text:p text:style-name="P14"><text:span text:style-name="T6">data.CU.MetricsSeries</text:span><text:span text:style-name="T2">: contents of METRICS_FILE_BY_CU.csv </text:span></text:p>
            </text:list-item>
            <text:list-item>
              <text:p text:style-name="P14"><text:span text:style-name="T6">data.CU.Metrics</text:span><text:span text:style-name="T2">: data.CU.MetricsSeries rearranged, one col per metric</text:span></text:p>
            </text:list-item>
            <text:list-item>
              <text:p text:style-name="P14"><text:span text:style-name="T6">data.CU.MetricsSeries.Names</text:span><text:span text:style-name="T2">: names of the available metrics</text:span></text:p>
            </text:list-item>
            <text:list-item>
              <text:p text:style-name="P14"><text:span text:style-name="T6">data.CU.Metrics.Years</text:span><text:span text:style-name="T2">: available assessment years</text:span></text:p>
            </text:list-item>
            <text:list-item>
              <text:p text:style-name="P14"><text:span text:style-name="T6">data.CU.TimeSeries</text:span><text:span text:style-name="T2">: <text:s/>CU time series data</text:span></text:p>
            </text:list-item>
            <text:list-item>
              <text:p text:style-name="P14"><text:span text:style-name="T6">data.CUs</text:span><text:span text:style-name="T2">: <text:s/>CUs in dataset</text:span></text:p>
            </text:list-item>
            <text:list-item>
              <text:p text:style-name="P14"><text:span text:style-name="T6">data.Pop.Lookup</text:span><text:span text:style-name="T2">: site attribute table</text:span></text:p>
            </text:list-item>
          </text:list>
          <text:list text:style-name="L1">
            <text:list-item>
              <text:p text:style-name="P14"><text:span text:style-name="T6">data.Pop.TimeSeries</text:span><text:span text:style-name="T2">: site time series data</text:span></text:p>
            </text:list-item>
            <text:list-item>
              <text:p text:style-name="P14"><text:span text:style-name="T6">data.Pops</text:span><text:span text:style-name="T2">: sites in datase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4.053cm" svg:height="3.773cm" svg:x="12.8cm" svg:y="13.006cm">
          <text:p text:style-name="P13"><text:span text:style-name="T7">Reactive Shared Data Structures (defined in SharedComponents.R)</text:span></text:p>
          <text:list text:style-name="L3">
            <text:list-item>
              <text:p text:style-name="P14"><text:span text:style-name="T6">data.CU.Lookup.filtered()</text:span><text:span text:style-name="T2">: CU attribute table, all filters applied</text:span></text:p>
            </text:list-item>
            <text:list-item>
              <text:p text:style-name="P14"><text:span text:style-name="T6">data.filtered()</text:span><text:span text:style-name="T2">: CU metrics table, all filters applied </text:span></text:p>
            </text:list-item>
            <text:list-item>
              <text:p text:style-name="P14"><text:span text:style-name="T6">data.currentCUs()</text:span><text:span text:style-name="T2">: list of CUs currently in the filtered data</text:span></text:p>
            </text:list-item>
            <text:list-item>
              <text:p text:style-name="P14"><text:span text:style-name="T6">data.currentPops()</text:span><text:span text:style-name="T2">: list of sites currently in the filtered data</text:span></text:p>
            </text:list-item>
            <text:list-item>
              <text:p text:style-name="P14"><text:span text:style-name="T6">data.current.Selection()</text:span><text:span text:style-name="T2">: list of lists: </text:span></text:p>
              <text:list>
                <text:list-item>
                  <text:list>
                    <text:list-item>
                      <text:p text:style-name="P14"><text:span text:style-name="T2">data.currentSelection[[ ‘CUs’]] holds list of selected CUs</text:span></text:p>
                    </text:list-item>
                    <text:list-item>
                      <text:p text:style-name="P14"><text:span text:style-name="T2">data.currentSelection[[‘Pops’]] holds list of selected sit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3.594cm" svg:height="3.362cm" svg:x="12.996cm" svg:y="16.905cm">
          <text:p text:style-name="P13"><text:span text:style-name="T7">Modules (bsCollapse panels)</text:span></text:p>
          <text:list text:style-name="L3">
            <text:list-item>
              <text:p text:style-name="P14"><text:span text:style-name="T6">DataFilters</text:span><text:span text:style-name="T2">: (code in DataFilters.R) widgets for data filtering</text:span></text:p>
            </text:list-item>
            <text:list-item>
              <text:p text:style-name="P14"><text:span text:style-name="T6">Map</text:span><text:span text:style-name="T2">: (code in Map.R) interactive map</text:span></text:p>
            </text:list-item>
            <text:list-item>
              <text:p text:style-name="P14"><text:span text:style-name="T6">Parcoords</text:span><text:span text:style-name="T2">: (code in Parcoords.R) interactive parallel coordinates plot</text:span></text:p>
            </text:list-item>
            <text:list-item>
              <text:p text:style-name="P14"><text:span text:style-name="T6">TSPlots: </text:span><text:span text:style-name="T2">(code in TSPlots.R) time series plots and status summary</text:span></text:p>
            </text:list-item>
            <text:list-item>
              <text:p text:style-name="P14"><text:span text:style-name="T6">Table: </text:span><text:span text:style-name="T2">(code in DataTable.R) interactive table and download</text:span></text:p>
            </text:list-item>
            <text:list-item>
              <text:p text:style-name="P14"><text:span text:style-name="T6">HistoSummary: </text:span><text:span text:style-name="T2">(code in HistogramSummary.R) histograms of metric values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gitte Dorner</meta:initial-creator>
    <meta:creation-date>2020-04-28T12:41:58.717360133</meta:creation-date>
    <dc:date>2020-04-29T02:11:38.206927261</dc:date>
    <dc:creator>Brigitte Dorner</dc:creator>
    <meta:editing-duration>PT1H53M13S</meta:editing-duration>
    <meta:editing-cycles>22</meta:editing-cycles>
    <meta:generator>LibreOffice/6.0.3.2$MacOSX_X86_64 LibreOffice_project/8f48d515416608e3a835360314dac7e47fd0b821</meta:generator>
    <meta:document-statistic meta:object-count="105"/>
  </office:meta>
</office:document-meta>
</file>